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3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69cm"/>
    </style:style>
    <style:style style:name="gr17" style:family="graphic" style:parent-style-name="standard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20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01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4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8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53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31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47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49cm" fo:min-width="1.269cm"/>
    </style:style>
    <style:style style:name="gr3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subtitle">
      <style:graphic-properties draw:fill-color="#ffffff" fo:min-height="11.049cm"/>
    </style:style>
    <style:style style:name="pr11" style:family="presentation" style:parent-style-name="UPF-master-outline1">
      <style:graphic-properties fo:min-height="10.799cm"/>
    </style:style>
    <style:style style:name="pr12" style:family="presentation" style:parent-style-name="UPF-master-notes">
      <style:graphic-properties draw:fill-color="#ffffff" fo:min-height="12.793cm"/>
    </style:style>
    <style:style style:name="pr13" style:family="presentation" style:parent-style-name="UPF-master-title">
      <style:graphic-properties draw:auto-grow-height="true" fo:min-height="3.18cm"/>
    </style:style>
    <style:style style:name="pr14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text-properties fo:color="#000000" style:font-name="Arial2" fo:font-size="15pt" style:font-size-asian="18pt" style:font-size-complex="18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6" style:family="paragraph">
      <style:paragraph-properties fo:text-align="center"/>
      <style:text-properties fo:color="#000000" style:font-name="Arial2" fo:font-size="15pt"/>
    </style:style>
    <style:style style:name="P17" style:family="paragraph">
      <style:text-properties fo:color="#000000" style:font-name="Arial2"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19" style:family="paragraph">
      <style:paragraph-properties fo:text-align="start"/>
      <style:text-properties fo:color="#000000" style:font-name="Arial2" fo:font-size="15pt"/>
    </style:style>
    <style:style style:name="P20" style:family="paragraph">
      <style:text-properties fo:color="#000000" style:font-name="Arial2" fo:font-size="15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3" style:family="paragraph">
      <style:text-properties fo:font-size="26.8999996185303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26" style:family="paragraph">
      <style:text-properties fo:color="#000000" style:font-name="Arial3" fo:font-size="16pt" fo:font-style="normal" fo:font-weight="normal"/>
    </style:style>
    <style:style style:name="P2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font-name="Arial2" fo:font-size="15pt" style:font-size-asian="18pt" style:font-size-complex="18pt"/>
    </style:style>
    <style:style style:name="T7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font-name="Arial2" fo:font-size="22pt" style:font-size-asian="22pt" style:font-size-complex="22pt"/>
    </style:style>
    <style:style style:name="T9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font-name="Arial2" fo:font-size="15pt"/>
    </style:style>
    <style:style style:name="T11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2" style:family="text">
      <style:text-properties fo:color="#000000" style:text-position="-20% 61%" style:font-name="Arial2" fo:font-size="15pt"/>
    </style:style>
    <style:style style:name="T13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3" fo:font-size="16pt" fo:font-style="normal" fo:font-weight="normal"/>
    </style:style>
    <style:style style:name="T1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Harmonic plus residual model</text:span></text:p>
                <text:list>
                  <text:list-item>
                    <text:p text:style-name="P10"><text:span text:style-name="T4">Pitch transposition</text:span></text:p>
                  </text:list-item>
                </text:list>
              </text:list-item>
              <text:list-item>
                <text:p text:style-name="P11"><text:span text:style-name="T4">Harmonic plus stochastic model</text:span></text:p>
                <text:list>
                  <text:list-item>
                    <text:p text:style-name="P10"><text:span text:style-name="T4">Time stretch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 text:style-name="P24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6.103cm" svg:y="8.323cm">
          <draw:text-box>
            <text:p><text:span text:style-name="T6">w[n]</text:span></text:p>
          </draw:text-box>
        </draw:frame>
        <draw:custom-shape draw:name="Elipse 32" draw:style-name="gr6" draw:text-style-name="P15" draw:layer="layout" svg:width="0.922cm" svg:height="0.921cm" svg:x="12.446cm" svg:y="6.791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761cm" svg:y1="5.176cm" svg:x2="4.761cm" svg:y2="7.14cm">
          <text:p/>
        </draw:line>
        <draw:frame draw:style-name="gr8" draw:text-style-name="P13" draw:layer="layout" svg:width="1.984cm" svg:height="0.962cm" svg:x="6.996cm" svg:y="6.133cm">
          <draw:text-box>
            <text:p><text:span text:style-name="T6">xw[n]</text:span></text:p>
          </draw:text-box>
        </draw:frame>
        <draw:frame draw:style-name="gr8" draw:text-style-name="P13" draw:layer="layout" svg:width="1.984cm" svg:height="0.962cm" svg:x="10.504cm" svg:y="6.371cm">
          <draw:text-box>
            <text:p><text:span text:style-name="T6">X[k]</text:span></text:p>
          </draw:text-box>
        </draw:frame>
        <draw:frame draw:style-name="gr9" draw:text-style-name="P17" draw:layer="layout" svg:width="1.253cm" svg:height="1.373cm" svg:x="13.382cm" svg:y="6.289cm">
          <draw:text-box>
            <text:p><text:span text:style-name="T8">-</text:span></text:p>
          </draw:text-box>
        </draw:frame>
        <draw:custom-shape draw:name="Rectángulo 36" draw:style-name="gr10" draw:text-style-name="P18" draw:layer="layout" svg:width="3.703cm" svg:height="1.358cm" svg:x="15.532cm" svg:y="6.639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3.765cm" svg:y="14.8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4.719cm" svg:y="12.647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5.863cm" svg:y="16.054cm">
          <draw:text-box>
            <text:p><text:span text:style-name="T10">y[n]</text:span></text:p>
          </draw:text-box>
        </draw:frame>
        <draw:custom-shape draw:name="Conector recto de flecha 49" draw:style-name="gr13" draw:text-style-name="P19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4" draw:text-style-name="P19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8cm" svg:height="0.873cm" svg:x="15.773cm" svg:y="13.701cm">
          <draw:text-box>
            <text:p><text:span text:style-name="T10">yw[n]</text:span></text:p>
          </draw:text-box>
        </draw:frame>
        <draw:frame draw:style-name="gr16" draw:text-style-name="P20" draw:layer="layout" svg:width="1.769cm" svg:height="0.873cm" svg:x="13.97cm" svg:y="6.439cm">
          <draw:text-box>
            <text:p><text:span text:style-name="T10">Yh[k]</text:span></text:p>
          </draw:text-box>
        </draw:frame>
        <draw:custom-shape draw:name="Elipse 32" draw:style-name="gr6" draw:text-style-name="P21" draw:layer="layout" svg:width="0.922cm" svg:height="0.921cm" svg:x="6.362cm" svg:y="6.72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923cm" svg:y="6.607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5.494cm" svg:y1="7.334cm" svg:x2="13.382cm" svg:y2="7.334cm">
          <text:p/>
        </draw:line>
        <draw:line draw:style-name="gr18" draw:text-style-name="P16" draw:layer="layout" svg:x1="10.383cm" svg:y1="7.243cm" svg:x2="12.446cm" svg:y2="7.243cm">
          <text:p/>
        </draw:line>
        <draw:line draw:style-name="gr18" draw:text-style-name="P16" draw:layer="layout" svg:x1="7.284cm" svg:y1="7.14cm" svg:x2="8.89cm" svg:y2="7.14cm">
          <text:p/>
        </draw:line>
        <draw:line draw:style-name="gr18" draw:text-style-name="P16" draw:layer="layout" svg:x1="4.761cm" svg:y1="7.14cm" svg:x2="6.357cm" svg:y2="7.14cm">
          <text:p/>
        </draw:line>
        <draw:frame draw:style-name="gr19" draw:text-style-name="P13" draw:layer="layout" svg:width="1.967cm" svg:height="0.962cm" svg:x="13.36cm" svg:y="10.46cm">
          <draw:text-box>
            <text:p><text:span text:style-name="T6">Xr[k]</text:span></text:p>
          </draw:text-box>
        </draw:frame>
        <draw:custom-shape draw:name="Elipse 32" draw:style-name="gr6" draw:text-style-name="P21" draw:layer="layout" svg:width="0.922cm" svg:height="0.921cm" svg:x="15.117cm" svg:y="10.944cm">
          <text:p text:style-name="P14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2.928cm" svg:y1="11.422cm" svg:x2="15.109cm" svg:y2="11.422cm">
          <text:p/>
        </draw:line>
        <draw:line draw:style-name="gr20" draw:text-style-name="P16" draw:layer="layout" svg:x1="18.661cm" svg:y1="11.43cm" svg:x2="16.002cm" svg:y2="11.43cm">
          <text:p/>
        </draw:line>
        <draw:line draw:style-name="gr21" draw:text-style-name="P16" draw:layer="layout" svg:x1="15.598cm" svg:y1="11.866cm" svg:x2="15.598cm" svg:y2="12.647cm">
          <text:p/>
        </draw:line>
        <draw:custom-shape draw:name="Rectángulo 30" draw:style-name="gr10" draw:text-style-name="P18" draw:layer="layout" svg:width="1.507cm" svg:height="1.097cm" svg:x="7.183cm" svg:y="4.126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4.337cm" svg:y="4.279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5.259cm" svg:y="4.6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696cm" svg:y="4.3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517cm" svg:y="4.029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95cm" svg:height="0.001cm" svg:x="13.217cm" svg:y="4.6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5.167cm" svg:y="3.98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755cm" svg:y="3.765cm">
          <draw:text-box>
            <text:p><text:span text:style-name="T10">x[n]</text:span></text:p>
          </draw:text-box>
        </draw:frame>
        <draw:frame draw:style-name="gr23" draw:text-style-name="P20" draw:layer="layout" svg:width="1.511cm" svg:height="0.873cm" svg:x="4.005cm" svg:y="2.375cm">
          <draw:text-box>
            <text:p><text:span text:style-name="T10">w[n]</text:span></text:p>
          </draw:text-box>
        </draw:frame>
        <draw:frame draw:style-name="gr15" draw:text-style-name="P20" draw:layer="layout" svg:width="1.8cm" svg:height="0.873cm" svg:x="5.207cm" svg:y="4.694cm">
          <draw:text-box>
            <text:p><text:span text:style-name="T10">xw[n]</text:span></text:p>
          </draw:text-box>
        </draw:frame>
        <draw:frame draw:style-name="gr24" draw:text-style-name="P20" draw:layer="layout" svg:width="1.745cm" svg:height="0.873cm" svg:x="8.721cm" svg:y="3.388cm">
          <draw:text-box>
            <text:p><text:span text:style-name="T10">|X[k]|</text:span></text:p>
          </draw:text-box>
        </draw:frame>
        <draw:frame draw:style-name="gr25" draw:text-style-name="P20" draw:layer="layout" svg:width="1.784cm" svg:height="0.873cm" svg:x="8.548cm" svg:y="5.057cm">
          <draw:text-box>
            <text:p><text:span text:style-name="T10">&lt;X[k]</text:span></text:p>
          </draw:text-box>
        </draw:frame>
        <draw:frame draw:style-name="gr26" draw:text-style-name="P20" draw:layer="layout" svg:width="1.035cm" svg:height="0.94cm" svg:x="13.218cm" svg:y="3.642cm">
          <draw:text-box>
            <text:p><text:span text:style-name="T10">A</text:span><text:span text:style-name="T12">p</text:span></text:p>
          </draw:text-box>
        </draw:frame>
        <draw:frame draw:style-name="gr27" draw:text-style-name="P20" draw:layer="layout" svg:width="0.828cm" svg:height="0.94cm" svg:x="13.797cm" svg:y="3.632cm">
          <draw:text-box>
            <text:p><text:span text:style-name="T10">f</text:span><text:span text:style-name="T12">p</text:span></text:p>
          </draw:text-box>
        </draw:frame>
        <draw:frame draw:style-name="gr28" draw:text-style-name="P20" draw:layer="layout" svg:width="0.972cm" svg:height="0.94cm" svg:x="14.255cm" svg:y="3.623cm">
          <draw:text-box>
            <text:p><text:span text:style-name="T10">p</text:span><text:span text:style-name="T12">p</text:span></text:p>
          </draw:text-box>
        </draw:frame>
        <draw:frame draw:style-name="gr26" draw:text-style-name="P20" draw:layer="layout" svg:width="1.035cm" svg:height="0.94cm" svg:x="21.646cm" svg:y="6.047cm">
          <draw:text-box>
            <text:p><text:span text:style-name="T10">A</text:span><text:span text:style-name="T12">h</text:span></text:p>
          </draw:text-box>
        </draw:frame>
        <draw:frame draw:style-name="gr27" draw:text-style-name="P20" draw:layer="layout" svg:width="0.828cm" svg:height="0.94cm" svg:x="20.592cm" svg:y="6.038cm">
          <draw:text-box>
            <text:p><text:span text:style-name="T10">f</text:span><text:span text:style-name="T12">h</text:span></text:p>
          </draw:text-box>
        </draw:frame>
        <draw:frame draw:style-name="gr28" draw:text-style-name="P20" draw:layer="layout" svg:width="0.972cm" svg:height="0.94cm" svg:x="21.05cm" svg:y="5.987cm">
          <draw:text-box>
            <text:p><text:span text:style-name="T10">p</text:span><text:span text:style-name="T12">h</text:span></text:p>
          </draw:text-box>
        </draw:frame>
        <draw:frame draw:style-name="gr27" draw:text-style-name="P20" draw:layer="layout" svg:width="0.828cm" svg:height="0.94cm" svg:x="17.88cm" svg:y="3.36cm">
          <draw:text-box>
            <text:p><text:span text:style-name="T10">f</text:span><text:span text:style-name="T12">0</text:span></text:p>
          </draw:text-box>
        </draw:frame>
        <draw:custom-shape draw:name="Rectángulo 46" draw:style-name="gr10" draw:text-style-name="P18" draw:layer="layout" svg:width="2.939cm" svg:height="1.549cm" svg:x="19.159cm" svg:y="3.84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4.173cm" svg:y1="4.663cm" svg:x2="14.173cm" svg:y2="5.585cm">
          <text:p/>
        </draw:line>
        <draw:line draw:style-name="gr7" draw:text-style-name="P16" draw:layer="layout" svg:x1="14.175cm" svg:y1="5.594cm" svg:x2="18.322cm" svg:y2="5.594cm">
          <text:p/>
        </draw:line>
        <draw:line draw:style-name="gr7" draw:text-style-name="P16" draw:layer="layout" svg:x1="18.326cm" svg:y1="5.594cm" svg:x2="18.326cm" svg:y2="5.053cm">
          <text:p/>
        </draw:line>
        <draw:custom-shape draw:name="Conector recto de flecha 33" draw:style-name="gr22" draw:text-style-name="P19" draw:layer="layout" svg:width="0.876cm" svg:height="0.001cm" svg:x="18.325cm" svg:y="5.02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29" draw:text-style-name="P20" draw:layer="layout" svg:width="1.81cm" svg:height="0.84cm" svg:x="16.471cm" svg:y="10.414cm">
          <draw:text-box>
            <text:p><text:span text:style-name="T10">Yh'[k]</text:span></text:p>
          </draw:text-box>
        </draw:frame>
        <draw:custom-shape draw:name="Rectángulo 36" draw:style-name="gr30" draw:text-style-name="P22" draw:layer="layout" svg:width="4.296cm" svg:height="1.088cm" svg:x="18.388cm" svg:y="8.336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18" draw:layer="layout" svg:width="3.703cm" svg:height="1.358cm" svg:x="18.659cm" svg:y="10.666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574cm" svg:y1="9.424cm" svg:x2="20.574cm" svg:y2="10.666cm">
          <text:p/>
        </draw:line>
        <draw:line draw:style-name="gr7" draw:layer="layout" svg:x1="12.928cm" svg:y1="7.712cm" svg:x2="12.928cm" svg:y2="11.43cm">
          <text:p/>
        </draw:line>
        <draw:line draw:style-name="gr20" draw:layer="layout" svg:x1="20.574cm" svg:y1="7.366cm" svg:x2="19.235cm" svg:y2="7.366cm">
          <text:p/>
        </draw:line>
        <draw:frame draw:style-name="gr26" draw:text-style-name="P20" draw:layer="layout" svg:width="1.094cm" svg:height="0.94cm" svg:x="21.747cm" svg:y="9.747cm">
          <draw:text-box>
            <text:p><text:span text:style-name="T10">A</text:span><text:span text:style-name="T12">h'</text:span></text:p>
          </draw:text-box>
        </draw:frame>
        <draw:frame draw:style-name="gr27" draw:text-style-name="P20" draw:layer="layout" svg:width="0.891cm" svg:height="0.94cm" svg:x="20.693cm" svg:y="9.738cm">
          <draw:text-box>
            <text:p><text:span text:style-name="T10">f</text:span><text:span text:style-name="T12">h'</text:span></text:p>
          </draw:text-box>
        </draw:frame>
        <draw:frame draw:style-name="gr28" draw:text-style-name="P20" draw:layer="layout" svg:width="1.035cm" svg:height="0.94cm" svg:x="21.151cm" svg:y="9.687cm">
          <draw:text-box>
            <text:p><text:span text:style-name="T10">p</text:span><text:span text:style-name="T12">h'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4">Pich transposition</text:p>
              </text:list-header>
            </text:list>
          </draw:text-box>
        </draw:frame>
        <draw:custom-shape draw:name="CuadroTexto 5" draw:style-name="gr31" draw:text-style-name="P8" draw:layer="layout" svg:width="17.991cm" svg:height="3.093cm" svg:x="2.122cm" svg:y="3.812cm">
          <text:list text:style-name="L2">
            <text:list-header>
              <text:p text:style-name="P24"><text:span text:style-name="T14">pitch shifting</text:span></text:p>
            </text:list-header>
            <text:list-item>
              <text:p text:style-name="P24"><text:span text:style-name="T14">frequency stretching <text:s text:c="4"/></text:span></text:p>
              <text:p text:style-name="P24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5.603cm" svg:y="8.023cm">
          <draw:text-box>
            <text:p><text:span text:style-name="T6">w[n]</text:span></text:p>
          </draw:text-box>
        </draw:frame>
        <draw:custom-shape draw:name="Elipse 32" draw:style-name="gr6" draw:text-style-name="P15" draw:layer="layout" svg:width="0.922cm" svg:height="0.921cm" svg:x="11.946cm" svg:y="6.491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261cm" svg:y1="4.876cm" svg:x2="4.261cm" svg:y2="6.84cm">
          <text:p/>
        </draw:line>
        <draw:frame draw:style-name="gr8" draw:text-style-name="P13" draw:layer="layout" svg:width="1.984cm" svg:height="0.962cm" svg:x="6.496cm" svg:y="5.833cm">
          <draw:text-box>
            <text:p><text:span text:style-name="T6">xw[n]</text:span></text:p>
          </draw:text-box>
        </draw:frame>
        <draw:frame draw:style-name="gr8" draw:text-style-name="P13" draw:layer="layout" svg:width="1.984cm" svg:height="0.962cm" svg:x="10.004cm" svg:y="6.071cm">
          <draw:text-box>
            <text:p><text:span text:style-name="T6">X[k]</text:span></text:p>
          </draw:text-box>
        </draw:frame>
        <draw:frame draw:style-name="gr9" draw:text-style-name="P17" draw:layer="layout" svg:width="1.253cm" svg:height="1.373cm" svg:x="12.882cm" svg:y="5.989cm">
          <draw:text-box>
            <text:p><text:span text:style-name="T8">-</text:span></text:p>
          </draw:text-box>
        </draw:frame>
        <draw:custom-shape draw:name="Rectángulo 36" draw:style-name="gr10" draw:text-style-name="P18" draw:layer="layout" svg:width="3.703cm" svg:height="1.358cm" svg:x="15.032cm" svg:y="6.339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4.588cm" svg:y="16.1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5.519cm" svg:y="14.177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6.686cm" svg:y="17.254cm">
          <draw:text-box>
            <text:p><text:span text:style-name="T10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6.496cm" svg:y="15.155cm">
          <draw:text-box>
            <text:p><text:span text:style-name="T10">yw[n]</text:span></text:p>
          </draw:text-box>
        </draw:frame>
        <draw:frame draw:style-name="gr16" draw:text-style-name="P20" draw:layer="layout" svg:width="1.769cm" svg:height="0.873cm" svg:x="13.47cm" svg:y="6.139cm">
          <draw:text-box>
            <text:p><text:span text:style-name="T10">Yh[k]</text:span></text:p>
          </draw:text-box>
        </draw:frame>
        <draw:custom-shape draw:name="Elipse 32" draw:style-name="gr6" draw:text-style-name="P21" draw:layer="layout" svg:width="0.922cm" svg:height="0.921cm" svg:x="5.862cm" svg:y="6.42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423cm" svg:y="6.307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4.994cm" svg:y1="7.034cm" svg:x2="12.882cm" svg:y2="7.034cm">
          <text:p/>
        </draw:line>
        <draw:line draw:style-name="gr18" draw:text-style-name="P16" draw:layer="layout" svg:x1="9.883cm" svg:y1="6.943cm" svg:x2="11.946cm" svg:y2="6.943cm">
          <text:p/>
        </draw:line>
        <draw:line draw:style-name="gr18" draw:text-style-name="P16" draw:layer="layout" svg:x1="6.784cm" svg:y1="6.84cm" svg:x2="8.39cm" svg:y2="6.84cm">
          <text:p/>
        </draw:line>
        <draw:line draw:style-name="gr18" draw:text-style-name="P16" draw:layer="layout" svg:x1="4.261cm" svg:y1="6.84cm" svg:x2="5.857cm" svg:y2="6.84cm">
          <text:p/>
        </draw:line>
        <draw:frame draw:style-name="gr19" draw:text-style-name="P13" draw:layer="layout" svg:width="1.967cm" svg:height="0.962cm" svg:x="12.46cm" svg:y="7.26cm">
          <draw:text-box>
            <text:p><text:span text:style-name="T6">Xr[k]</text:span></text:p>
          </draw:text-box>
        </draw:frame>
        <draw:custom-shape draw:name="Elipse 32" draw:style-name="gr6" draw:text-style-name="P21" draw:layer="layout" svg:width="0.922cm" svg:height="0.921cm" svg:x="15.917cm" svg:y="12.498cm">
          <text:p text:style-name="P14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8.313cm" svg:y1="12.972cm" svg:x2="16.839cm" svg:y2="12.972cm">
          <text:p/>
        </draw:line>
        <draw:line draw:style-name="gr21" draw:text-style-name="P16" draw:layer="layout" svg:x1="16.398cm" svg:y1="13.42cm" svg:x2="16.398cm" svg:y2="14.201cm">
          <text:p/>
        </draw:line>
        <draw:custom-shape draw:name="Rectángulo 30" draw:style-name="gr10" draw:text-style-name="P18" draw:layer="layout" svg:width="1.507cm" svg:height="1.097cm" svg:x="6.683cm" svg:y="3.826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3.837cm" svg:y="3.979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4.759cm" svg:y="4.3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196cm" svg:y="4.0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017cm" svg:y="3.729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869cm" svg:height="0.001cm" svg:x="12.798cm" svg:y="4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4.667cm" svg:y="3.68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255cm" svg:y="3.465cm">
          <draw:text-box>
            <text:p><text:span text:style-name="T10">x[n]</text:span></text:p>
          </draw:text-box>
        </draw:frame>
        <draw:frame draw:style-name="gr23" draw:text-style-name="P20" draw:layer="layout" svg:width="1.511cm" svg:height="0.873cm" svg:x="3.505cm" svg:y="2.075cm">
          <draw:text-box>
            <text:p><text:span text:style-name="T10">w[n]</text:span></text:p>
          </draw:text-box>
        </draw:frame>
        <draw:frame draw:style-name="gr15" draw:text-style-name="P20" draw:layer="layout" svg:width="1.8cm" svg:height="0.873cm" svg:x="4.707cm" svg:y="4.394cm">
          <draw:text-box>
            <text:p><text:span text:style-name="T10">xw[n]</text:span></text:p>
          </draw:text-box>
        </draw:frame>
        <draw:frame draw:style-name="gr24" draw:text-style-name="P20" draw:layer="layout" svg:width="1.745cm" svg:height="0.873cm" svg:x="8.221cm" svg:y="3.088cm">
          <draw:text-box>
            <text:p><text:span text:style-name="T10">|X[k]|</text:span></text:p>
          </draw:text-box>
        </draw:frame>
        <draw:frame draw:style-name="gr25" draw:text-style-name="P20" draw:layer="layout" svg:width="1.784cm" svg:height="0.873cm" svg:x="8.048cm" svg:y="4.757cm">
          <draw:text-box>
            <text:p><text:span text:style-name="T10">&lt;X[k]</text:span></text:p>
          </draw:text-box>
        </draw:frame>
        <draw:frame draw:style-name="gr26" draw:text-style-name="P20" draw:layer="layout" svg:width="1.035cm" svg:height="0.94cm" svg:x="12.718cm" svg:y="3.342cm">
          <draw:text-box>
            <text:p><text:span text:style-name="T10">A</text:span><text:span text:style-name="T12">p</text:span></text:p>
          </draw:text-box>
        </draw:frame>
        <draw:frame draw:style-name="gr27" draw:text-style-name="P20" draw:layer="layout" svg:width="0.828cm" svg:height="0.94cm" svg:x="13.297cm" svg:y="3.332cm">
          <draw:text-box>
            <text:p><text:span text:style-name="T10">f</text:span><text:span text:style-name="T12">p</text:span></text:p>
          </draw:text-box>
        </draw:frame>
        <draw:frame draw:style-name="gr28" draw:text-style-name="P20" draw:layer="layout" svg:width="0.972cm" svg:height="0.94cm" svg:x="13.755cm" svg:y="3.323cm">
          <draw:text-box>
            <text:p><text:span text:style-name="T10">p</text:span><text:span text:style-name="T12">p</text:span></text:p>
          </draw:text-box>
        </draw:frame>
        <draw:frame draw:style-name="gr26" draw:text-style-name="P20" draw:layer="layout" svg:width="1.035cm" svg:height="0.94cm" svg:x="21.146cm" svg:y="5.747cm">
          <draw:text-box>
            <text:p><text:span text:style-name="T10">A</text:span><text:span text:style-name="T12">h</text:span></text:p>
          </draw:text-box>
        </draw:frame>
        <draw:frame draw:style-name="gr27" draw:text-style-name="P20" draw:layer="layout" svg:width="0.828cm" svg:height="0.94cm" svg:x="20.092cm" svg:y="5.738cm">
          <draw:text-box>
            <text:p><text:span text:style-name="T10">f</text:span><text:span text:style-name="T12">h</text:span></text:p>
          </draw:text-box>
        </draw:frame>
        <draw:frame draw:style-name="gr28" draw:text-style-name="P20" draw:layer="layout" svg:width="0.972cm" svg:height="0.94cm" svg:x="20.55cm" svg:y="5.687cm">
          <draw:text-box>
            <text:p><text:span text:style-name="T10">p</text:span><text:span text:style-name="T12">h</text:span></text:p>
          </draw:text-box>
        </draw:frame>
        <draw:frame draw:style-name="gr27" draw:text-style-name="P20" draw:layer="layout" svg:width="0.828cm" svg:height="0.94cm" svg:x="17.38cm" svg:y="3.06cm">
          <draw:text-box>
            <text:p><text:span text:style-name="T10">f</text:span><text:span text:style-name="T12">0</text:span></text:p>
          </draw:text-box>
        </draw:frame>
        <draw:custom-shape draw:name="Rectángulo 46" draw:style-name="gr10" draw:text-style-name="P18" draw:layer="layout" svg:width="2.939cm" svg:height="1.549cm" svg:x="18.659cm" svg:y="3.54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3.673cm" svg:y1="4.363cm" svg:x2="13.673cm" svg:y2="5.285cm">
          <text:p/>
        </draw:line>
        <draw:line draw:style-name="gr7" draw:text-style-name="P16" draw:layer="layout" svg:x1="13.675cm" svg:y1="5.294cm" svg:x2="17.822cm" svg:y2="5.294cm">
          <text:p/>
        </draw:line>
        <draw:line draw:style-name="gr7" draw:text-style-name="P16" draw:layer="layout" svg:x1="17.826cm" svg:y1="5.294cm" svg:x2="17.826cm" svg:y2="4.753cm">
          <text:p/>
        </draw:line>
        <draw:custom-shape draw:name="Conector recto de flecha 33" draw:style-name="gr22" draw:text-style-name="P19" draw:layer="layout" svg:width="0.876cm" svg:height="0.001cm" svg:x="17.825cm" svg:y="4.72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29" draw:text-style-name="P20" draw:layer="layout" svg:width="1.81cm" svg:height="0.84cm" svg:x="16.594cm" svg:y="13.114cm">
          <draw:text-box>
            <text:p><text:span text:style-name="T10">Yh'[k]</text:span></text:p>
          </draw:text-box>
        </draw:frame>
        <draw:custom-shape draw:name="Rectángulo 36" draw:style-name="gr10" draw:text-style-name="P18" draw:layer="layout" svg:width="3.703cm" svg:height="1.358cm" svg:x="18.313cm" svg:y="12.308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158cm" svg:y1="11.238cm" svg:x2="20.158cm" svg:y2="12.377cm">
          <text:p/>
        </draw:line>
        <draw:line draw:style-name="gr7" draw:layer="layout" svg:x1="12.428cm" svg:y1="7.412cm" svg:x2="12.428cm" svg:y2="8.082cm">
          <text:p/>
        </draw:line>
        <draw:line draw:style-name="gr20" draw:layer="layout" svg:x1="20.208cm" svg:y1="7.066cm" svg:x2="18.735cm" svg:y2="7.066cm">
          <text:p/>
        </draw:line>
        <draw:frame draw:style-name="gr26" draw:text-style-name="P20" draw:layer="layout" svg:width="1.094cm" svg:height="0.94cm" svg:x="21.247cm" svg:y="11.247cm">
          <draw:text-box>
            <text:p><text:span text:style-name="T10">A</text:span><text:span text:style-name="T12">h'</text:span></text:p>
          </draw:text-box>
        </draw:frame>
        <draw:frame draw:style-name="gr27" draw:text-style-name="P20" draw:layer="layout" svg:width="0.891cm" svg:height="0.94cm" svg:x="20.193cm" svg:y="11.238cm">
          <draw:text-box>
            <text:p><text:span text:style-name="T10">f</text:span><text:span text:style-name="T12">h'</text:span></text:p>
          </draw:text-box>
        </draw:frame>
        <draw:frame draw:style-name="gr28" draw:text-style-name="P20" draw:layer="layout" svg:width="1.035cm" svg:height="0.94cm" svg:x="20.651cm" svg:y="11.187cm">
          <draw:text-box>
            <text:p><text:span text:style-name="T10">p</text:span><text:span text:style-name="T12">h'</text:span></text:p>
          </draw:text-box>
        </draw:frame>
        <draw:custom-shape draw:name="Rectángulo 44" draw:style-name="gr10" draw:text-style-name="P25" draw:layer="layout" svg:width="3.556cm" svg:height="1.971cm" svg:x="4.51cm" svg:y="11.969cm">
          <text:p text:style-name="P14"><text:span text:style-name="T15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5" draw:layer="layout" svg:width="4.488cm" svg:height="1.316cm" svg:x="10.019cm" svg:y="12.32cm">
          <text:p text:style-name="P14"><text:span text:style-name="T15">Stochastic </text:span><text:span text:style-name="T15"><text:line-break/></text:span><text:span text:style-name="T15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2" draw:text-style-name="P25" draw:layer="layout" svg:width="4.08cm" svg:height="1.328cm" svg:x="10.383cm" svg:y="8.063cm">
          <text:p text:style-name="P14"><text:span text:style-name="T15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6" draw:layer="layout" svg:width="2.242cm" svg:height="1.216cm" svg:x="7.873cm" svg:y="13.062cm">
          <draw:text-box>
            <text:p><text:span text:style-name="T16">&lt;Yst[k]</text:span></text:p>
          </draw:text-box>
        </draw:frame>
        <draw:frame draw:style-name="gr34" draw:text-style-name="P26" draw:layer="layout" svg:width="2.204cm" svg:height="1.06cm" svg:x="12.636cm" svg:y="9.355cm">
          <draw:text-box>
            <text:p><text:span text:style-name="T16">|Yst[k]|</text:span></text:p>
          </draw:text-box>
        </draw:frame>
        <draw:custom-shape draw:name="Rectángulo 36" draw:style-name="gr30" draw:text-style-name="P22" draw:layer="layout" svg:width="4.296cm" svg:height="1.088cm" svg:x="18.015cm" svg:y="10.221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4.296cm" svg:height="1.088cm" svg:x="10.142cm" svg:y="10.29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12.446cm" svg:y1="9.391cm" svg:x2="12.446cm" svg:y2="10.29cm">
          <text:p/>
        </draw:line>
        <draw:line draw:style-name="gr20" draw:layer="layout" svg:x1="12.446cm" svg:y1="11.378cm" svg:x2="12.446cm" svg:y2="12.32cm">
          <text:p/>
        </draw:line>
        <draw:line draw:style-name="gr20" draw:layer="layout" svg:x1="8.066cm" svg:y1="12.954cm" svg:x2="9.99cm" svg:y2="12.954cm">
          <text:p/>
        </draw:line>
        <draw:frame draw:style-name="gr34" draw:text-style-name="P26" draw:layer="layout" svg:width="2.314cm" svg:height="1.06cm" svg:x="12.636cm" svg:y="11.355cm">
          <draw:text-box>
            <text:p><text:span text:style-name="T16">|Yst'[k]|</text:span></text:p>
          </draw:text-box>
        </draw:frame>
        <draw:line draw:style-name="gr20" draw:layer="layout" svg:x1="14.507cm" svg:y1="12.954cm" svg:x2="15.955cm" svg:y2="12.954cm">
          <text:p/>
        </draw:line>
        <draw:frame draw:style-name="gr33" draw:text-style-name="P26" draw:layer="layout" svg:width="2.168cm" svg:height="1.216cm" svg:x="14.373cm" svg:y="13.062cm">
          <draw:text-box>
            <text:p><text:span text:style-name="T16">Yst'[k]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6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0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Time stretching</text:p>
          </draw:text-box>
        </draw:frame>
        <draw:frame presentation:style-name="pr10" draw:layer="layout" svg:width="22.859cm" svg:height="11.049cm" svg:x="1.27cm" svg:y="4.457cm" presentation:class="subtitle" presentation:placeholder="true">
          <draw:text-box/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7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Morphing</text:p>
          </draw:text-box>
        </draw:frame>
        <draw:frame presentation:style-name="pr11" draw:layer="layout" svg:width="22.859cm" svg:height="11.049cm" svg:x="1.27cm" svg:y="4.457cm" presentation:class="outline" presentation:placeholder="true">
          <draw:text-box/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1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">
        <office:forms form:automatic-focus="false" form:apply-design-mode="false"/>
        <draw:frame presentation:style-name="pr13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1" draw:text-style-name="P27" draw:layer="layout" svg:width="23.876cm" svg:height="11.049cm" svg:x="0.762cm" svg:y="3.557cm" presentation:class="outline" presentation:user-transformed="true">
          <draw:text-box>
            <text:list text:style-name="L4">
              <text:list-item>
                <text:p><text:span text:style-name="T17">More information on this topic from Wikipedia:</text:span></text:p>
                <text:list>
                  <text:list-item>
                    <text:p><text:span text:style-name="T18">http://en.wikipedia.org/wiki/Sound_effects</text:span></text:p>
                  </text:list-item>
                  <text:list-item>
                    <text:p><text:span text:style-name="T18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18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19">Sounds taken from Freesound: </text:span><text:span text:style-name="T19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0">The slides and code are released using the CC Attribution-Noncommercial-Share Alike license or the Affero GPL license and available from </text:span><text:span text:style-name="T20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14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0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4-21T17:38:19.386593000</dc:date>
    <meta:print-date>1997-08-12T21:40:10</meta:print-date>
    <meta:editing-cycles>136</meta:editing-cycles>
    <meta:editing-duration>P4DT16H31M11S</meta:editing-duration>
    <meta:generator>LibreOffice/4.2.1.1$MacOSX_X86_64 LibreOffice_project/d7dbbd7842e6a58b0f521599204e827654e1fb8b</meta:generator>
    <meta:document-statistic meta:object-count="210"/>
  </office:meta>
</office:document-meta>
</file>